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Title">
      <style:text-properties officeooo:rsid="0010a9fe" officeooo:paragraph-rsid="0010a9fe"/>
    </style:style>
    <style:style style:name="P2" style:family="paragraph" style:parent-style-name="Text_20_body">
      <style:text-properties officeooo:rsid="0010a9fe" officeooo:paragraph-rsid="0010a9fe"/>
    </style:style>
    <style:style style:name="P3" style:family="paragraph" style:parent-style-name="Heading_20_2">
      <style:text-properties style:font-name="Verdana" officeooo:rsid="0010a9fe" officeooo:paragraph-rsid="0010a9fe"/>
    </style:style>
    <style:style style:name="P4" style:family="paragraph" style:parent-style-name="Text_20_body">
      <style:text-properties officeooo:paragraph-rsid="0010a9fe"/>
    </style:style>
    <style:style style:name="P5" style:family="paragraph" style:parent-style-name="Heading_20_2">
      <style:text-properties officeooo:paragraph-rsid="0010bb75"/>
    </style:style>
    <style:style style:name="P6" style:family="paragraph" style:parent-style-name="Heading_20_2">
      <style:text-properties style:font-name="Verdana" officeooo:paragraph-rsid="0010bb75"/>
    </style:style>
    <style:style style:name="P7" style:family="paragraph" style:parent-style-name="Text_20_body">
      <style:text-properties officeooo:paragraph-rsid="0010bb75"/>
    </style:style>
    <style:style style:name="P8" style:family="paragraph" style:parent-style-name="Text_20_body" style:list-style-name="L1">
      <style:text-properties style:font-name="Verdana"/>
    </style:style>
    <style:style style:name="P9" style:family="paragraph" style:parent-style-name="Text_20_body" style:list-style-name="L2">
      <style:text-properties style:font-name="Verdana" fo:font-weight="normal" style:font-weight-asian="normal" style:font-weight-complex="normal"/>
    </style:style>
    <style:style style:name="P10" style:family="paragraph" style:parent-style-name="Text_20_body">
      <style:text-properties style:font-name="Verdana" fo:font-weight="normal" officeooo:paragraph-rsid="0010bb75" style:font-weight-asian="normal" style:font-weight-complex="normal"/>
    </style:style>
    <style:style style:name="T1" style:family="text">
      <style:text-properties style:font-name="Verdana"/>
    </style:style>
    <style:style style:name="T2" style:family="text">
      <style:text-properties officeooo:rsid="0010bb75"/>
    </style:style>
    <style:style style:name="T3" style:family="text">
      <style:text-properties style:font-name="Verdana" officeooo:rsid="0012cd81"/>
    </style:style>
    <style:style style:name="T4" style:family="text">
      <style:text-properties style:font-name="Verdana" officeooo:rsid="00126d42"/>
    </style:style>
    <style:style style:name="T5" style:family="text">
      <style:text-properties style:font-name="Verdana" fo:font-weight="normal" style:font-weight-asian="normal" style:font-weight-complex="normal"/>
    </style:style>
    <style:style style:name="T6" style:family="text">
      <style:text-properties style:font-name="Verdana" fo:font-weight="bold" officeooo:rsid="0012cd81" style:font-weight-asian="bold" style:font-weight-complex="bold"/>
    </style:style>
    <style:style style:name="T7" style:family="text">
      <style:text-properties style:font-name="Verdana" fo:font-weight="normal" officeooo:rsid="0012cd81"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5</text:p>
      <text:p text:style-name="P2"/>
      <text:h text:style-name="P3" text:outline-level="2">I)</text:h>
      <text:p text:style-name="P4"><text:span text:style-name="Strong_20_Emphasis"><text:span text:style-name="T1">A. Travaux non autorisés dans une réserve naturelle :</text:span></text:span><text:span text:style-name="T1"> Le régime pertinent ici est celui de la responsabilité environnementale (articles 1246 à 1249 du Code civil). La dégradation de l'habitat et la destruction d'espèces protégées constituent un </text:span><text:span text:style-name="Strong_20_Emphasis"><text:span text:style-name="T1">préjudice écologique</text:span></text:span><text:span text:style-name="T1">, pour lequel les responsables peuvent être tenus de réparer les dommages, principalement en nature (restauration de l'écosystème).</text:span></text:p>
      <text:p text:style-name="Text_20_body"><text:span text:style-name="Strong_20_Emphasis"><text:span text:style-name="T1">B. Inès et l'opération de médecine esthétique :</text:span></text:span><text:span text:style-name="T1"> Ce cas relève du régime de responsabilité du fait des produits défectueux (articles 1245 et suivants du Code civil). Le laser non conforme ayant causé un préjudice, le fabricant ou le fournisseur peut être tenu responsable, dès lors que le défaut du produit est prouvé, ainsi que le lien de causalité avec les dommages subis par Inès.</text:span></text:p>
      <text:p text:style-name="Text_20_body"><text:span text:style-name="Strong_20_Emphasis"><text:span text:style-name="T1">C. Max et la chute lors de l'élagage :</text:span></text:span><text:span text:style-name="T1"> Ce cas entre dans le cadre de la responsabilité employeur/salarié pour accident de travail. L'employeur doit garantir la sécurité des travailleurs, et la prise en charge des conséquences de la chute de Max peut relever de la législation sur les accidents du travail et des maladies professionnelles (Code de la Sécurité sociale).</text:span></text:p>
      <text:h text:style-name="P5" text:outline-level="2" text:is-list-header="true"><text:span text:style-name="T1"/></text:h>
      <text:h text:style-name="P6" text:outline-level="2"><text:span text:style-name="T2">II)</text:span></text:h>
      <text:p text:style-name="P7"><text:span text:style-name="Strong_20_Emphasis"><text:span text:style-name="T3">1. </text:span></text:span><text:span text:style-name="Strong_20_Emphasis"><text:span text:style-name="T4">F</text:span></text:span><text:span text:style-name="Strong_20_Emphasis"><text:span text:style-name="T1">aits :</text:span></text:span><text:span text:style-name="T1"> M. [E], en effectuant des travaux sur le toit de son garage, trébuche et chute à travers la lucarne du garage de son voisin, M. [H]. Dans sa chute, il heurte un véhicule stationné appartenant à ce dernier. Cela constitue un </text:span><text:span text:style-name="Strong_20_Emphasis"><text:span text:style-name="T5">accident impliquant une interaction entre une personne et un véhicule stationné</text:span></text:span><text:span text:style-name="T5">. </text:span></text:p>
      <text:p text:style-name="P7"><text:span text:style-name="T5"/></text:p>
      <text:p text:style-name="P7"><text:span text:style-name="Strong_20_Emphasis"><text:span text:style-name="T6">2.</text:span></text:span><text:span text:style-name="Strong_20_Emphasis"><text:span text:style-name="T7"> </text:span></text:span><text:span text:style-name="Strong_20_Emphasis"><text:span text:style-name="T5">Régime de responsabilité retenu par la cour d’appel de Paris :</text:span></text:span><text:span text:style-name="T5"> La cour d’appel s’est fondée sur les dispositions de la loi n°85-677 du 5 juillet 1985, applicable aux accidents de la circulation. Elle a considéré que le stationnement du véhicule constituait un "fait de circulation" et que l'accident relevait donc de ce régime.</text:span></text:p>
      <text:p text:style-name="P7"><text:span text:style-name="T5"/></text:p>
      <text:p text:style-name="P7"><text:span text:style-name="T5"/></text:p>
      <text:p text:style-name="P7"><text:soft-page-break/><text:span text:style-name="Strong_20_Emphasis"><text:span text:style-name="T1">3. Motivations de la cour d’appel :</text:span></text:span><text:span text:style-name="T5"> La cour d'appel a conclu que :</text:span></text:p>
      <text:list text:style-name="L1">
        <text:list-item>
          <text:p text:style-name="P8">Le véhicule terrestre à moteur stationné dans le garage était un élément suffisant pour établir un lien avec la notion de "circulation" au sens de la loi du 5 juillet 1985.</text:p>
        </text:list-item>
        <text:list-item>
          <text:p text:style-name="P8">Par conséquent, M. [E] pouvait être considéré comme victime d'un accident de la circulation.</text:p>
        </text:list-item>
      </text:list>
      <text:p text:style-name="P7"><text:span text:style-name="T5"/></text:p>
      <text:p text:style-name="P7"><text:span text:style-name="Strong_20_Emphasis"><text:span text:style-name="T1">4.</text:span></text:span><text:span text:style-name="Strong_20_Emphasis"><text:span text:style-name="T5"> Motif pour lequel la Cour de cassation a cassé l'arrêt :</text:span></text:span><text:span text:style-name="T5"> La Cour de cassation a jugé que cet accident </text:span><text:span text:style-name="Strong_20_Emphasis"><text:span text:style-name="T5">ne relevait pas de la loi sur les accidents de la circulation</text:span></text:span><text:span text:style-name="T5">, car :</text:span></text:p>
      <text:list text:style-name="L2">
        <text:list-item>
          <text:p text:style-name="P9">L'accident s’est produit sur un véhicule stationné dans un garage privé.</text:p>
        </text:list-item>
        <text:list-item>
          <text:p text:style-name="P9">Aucun élément lié à la fonction de déplacement du véhicule n’était en cause dans l’événement. En conséquence, elle a annulé la décision de la cour d’appel, estimant que la loi du 5 juillet 1985 ne s’appliquait pas dans ce contexte.</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08:15:01.838000000</meta:creation-date>
    <dc:date>2025-03-05T09:11:34.852000000</dc:date>
    <meta:editing-duration>PT20M45S</meta:editing-duration>
    <meta:editing-cycles>3</meta:editing-cycles>
    <meta:generator>LibreOffice/24.8.5.2$Windows_X86_64 LibreOffice_project/fddf2685c70b461e7832239a0162a77216259f22</meta:generator>
    <meta:document-statistic meta:table-count="0" meta:image-count="0" meta:object-count="0" meta:page-count="2" meta:paragraph-count="14" meta:word-count="444" meta:character-count="2610" meta:non-whitespace-character-count="2183"/>
  </office:meta>
</office:document-meta>
</file>